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be6" officeooo:paragraph-rsid="001dbbe6"/>
    </style:style>
    <style:style style:name="P2" style:family="paragraph" style:parent-style-name="Text_20_body">
      <style:text-properties officeooo:rsid="001dbbe6" officeooo:paragraph-rsid="001dbbe6"/>
    </style:style>
    <style:style style:name="P3" style:family="paragraph" style:parent-style-name="Text_20_body">
      <style:text-properties officeooo:rsid="0020a551" officeooo:paragraph-rsid="0020a551"/>
    </style:style>
    <style:style style:name="T1" style:family="text">
      <style:text-properties officeooo:rsid="001e6dbf"/>
    </style:style>
    <style:style style:name="T2" style:family="text">
      <style:text-properties officeooo:rsid="0020a5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REVIEW</text:p>
      <text:p text:style-name="P1"/>
      <text:p text:style-name="P1">OOP challenge – very good. Struggle with a proper handling of access modifiers. <text:span text:style-name="T1">Suggest with a composite class for additions.</text:span></text:p>
      <text:p text:style-name="P1"/>
      <text:p text:style-name="P1"/>
      <text:p text:style-name="P2">Hi, I'm enjoying your course a lot. So far I've just completed Burger OOP challenge that closely reflects a project I am on at my job (invoicing). </text:p>
      <text:p text:style-name="Text_20_body"/>
      <text:p text:style-name="Text_20_body">Only if my question is not time-consuming. </text:p>
      <text:p text:style-name="Text_20_body"/>
      <text:p text:style-name="Text_20_body">Could you, please, give a link to a sensible article, or another of (your) courses, or drop a few words on what are the usual industrial solutions to my problem?</text:p>
      <text:p text:style-name="Text_20_body">https://github.com/AlexeySolonenko/jv_lp_01/tree/master/oopChallenge</text:p>
      <text:p text:style-name="Text_20_body">1) You are overriding a getter for additional items. It's handy because it returns void.</text:p>
      <text:p text:style-name="Text_20_body">2) However, I've objectified most of the components and used &lt;ArrayList&gt; . I can add unlimited extras. Also, extras are handled by a separate class, so I can recompose it in other restaurant products.</text:p>
      <text:p text:style-name="Text_20_body"><text:a xlink:type="simple" xlink:href="https://github.com/AlexeySolonenko/jv_lp_01/blob/master/oopChallenge/src/com/jv_lp_01/RootHamburger.java#LC68" text:style-name="Internet_20_link" text:visited-style-name="Visited_20_Internet_20_Link">https://github.com/AlexeySolonenko/jv_lp_01/blob/master/oopChallenge/src/com/jv_lp_01/RootHamburger.java#LC68</text:a></text:p>
      <text:p text:style-name="Text_20_body"/>
      <text:p text:style-name="Text_20_body">3) My solution for limiting DeluxBurger to 2 extras is crude. I set a boolean. If true, then instead of a pointer to real extras handler I'm returning a one to a fake (new ExtrasHandler()). </text:p>
      <text:p text:style-name="Text_20_body"><text:a xlink:type="simple" xlink:href="https://github.com/AlexeySolonenko/jv_lp_01/blob/master/oopChallenge/src/com/jv_lp_01/RootHamburger.java#L87" text:style-name="Internet_20_link" text:visited-style-name="Visited_20_Internet_20_Link">https://github.com/AlexeySolonenko/jv_lp_01/blob/master/oopChallenge/src/com/jv_lp_01/RootHamburger.java#L87</text:a></text:p>
      <text:p text:style-name="Text_20_body"/>
      <text:p text:style-name="Text_20_body">4) I'm worried, that this is misleading, since the method is invoked, no exception, but extras are not added. </text:p>
      <text:p text:style-name="Text_20_body"><text:a xlink:type="simple" xlink:href="https://github.com/AlexeySolonenko/jv_lp_01/blob/master/oopChallenge/src/com/jv_lp_01/Main.java#L20" text:style-name="Internet_20_link" text:visited-style-name="Visited_20_Internet_20_Link">https://github.com/AlexeySolonenko/jv_lp_01/blob/master/oopChallenge/src/com/jv_lp_01/Main.java#L20</text:a></text:p>
      <text:p text:style-name="Text_20_body"/>
      <text:p text:style-name="Text_20_body">5) If I'm returning null, the code breaks with a null pointer exception. <text:span text:style-name="T2">Not a solution.</text:span></text:p>
      <text:p text:style-name="Text_20_body"/>
      <text:p text:style-name="Text_20_body"><text:soft-page-break/>6) If I will provide getters and setters for extras not in the base burger class, but in its descendants, I'll still face problems if I want (and I much want, since menu normally updates monthly) to use a Factory.</text:p>
      <text:p text:style-name="Text_20_body"/>
      <text:p text:style-name="P3">I would appreciate any kind of feedback. If I just need to re-architecture the whole thing – I would appreciate if you tell so, so that I can look for some other solution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18:26.178000000</meta:creation-date>
    <meta:generator>LibreOffice/6.1.3.2$Windows_X86_64 LibreOffice_project/86daf60bf00efa86ad547e59e09d6bb77c699acb</meta:generator>
    <dc:date>2019-02-07T20:38:28.150000000</dc:date>
    <meta:editing-duration>PT29M10S</meta:editing-duration>
    <meta:editing-cycles>4</meta:editing-cycles>
    <meta:document-statistic meta:table-count="0" meta:image-count="0" meta:object-count="0" meta:page-count="2" meta:paragraph-count="16" meta:word-count="279" meta:character-count="1926" meta:non-whitespace-character-count="1657"/>
  </office:meta>
</office:document-meta>
</file>